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6666ff" draw:fill="solid" draw:fill-color="#ffffff" draw:textarea-horizontal-align="justify" draw:textarea-vertical-align="middle" draw:auto-grow-height="false" fo:min-height="6.97cm" fo:min-width="8.92cm"/>
    </style:style>
    <style:style style:name="gr2" style:family="graphic" style:parent-style-name="standard">
      <style:graphic-properties draw:fill="solid" draw:fill-color="#ffff99" draw:textarea-horizontal-align="justify" draw:textarea-vertical-align="middle" draw:auto-grow-height="false" fo:min-height="4.894cm" fo:min-width="8.444cm"/>
    </style:style>
    <style:style style:name="gr3" style:family="graphic" style:parent-style-name="standard">
      <style:graphic-properties svg:stroke-color="#666666" draw:fill="solid" draw:fill-color="#6666ff" draw:textarea-horizontal-align="justify" draw:textarea-vertical-align="middle" draw:auto-grow-height="false" fo:min-height="2.548cm" fo:min-width="7.398cm"/>
    </style:style>
    <style:style style:name="gr4" style:family="graphic" style:parent-style-name="standard">
      <style:graphic-properties svg:stroke-color="#6666ff" draw:fill="solid" draw:fill-color="#ffffff" draw:textarea-horizontal-align="justify" draw:textarea-vertical-align="middle" draw:auto-grow-height="false" fo:min-height="4.714cm" fo:min-width="9.164cm"/>
    </style:style>
    <style:style style:name="gr5" style:family="graphic" style:parent-style-name="standard">
      <style:graphic-properties svg:stroke-color="#6666ff" draw:fill="solid" draw:fill-color="#ffffff" draw:textarea-horizontal-align="justify" draw:textarea-vertical-align="middle" draw:auto-grow-height="false" fo:min-height="2.734cm" fo:min-width="5.445cm" fo:wrap-option="no-wrap"/>
    </style:style>
    <style:style style:name="gr6" style:family="graphic" style:parent-style-name="standard">
      <style:graphic-properties svg:stroke-color="#6666ff" draw:fill="solid" draw:fill-color="#ffffff" draw:textarea-horizontal-align="justify" draw:textarea-vertical-align="middle" draw:auto-grow-height="false" fo:min-height="1.45cm" fo:min-width="6cm"/>
    </style:style>
    <style:style style:name="gr7" style:family="graphic" style:parent-style-name="standard">
      <style:graphic-properties draw:fill="solid" draw:fill-color="#808080" draw:textarea-horizontal-align="justify" draw:textarea-vertical-align="middle" draw:auto-grow-height="false" fo:min-height="2.25cm" fo:min-width="4.951cm"/>
    </style:style>
    <style:style style:name="gr8" style:family="graphic" style:parent-style-name="objectwithoutfill">
      <style:graphic-properties draw:marker-end="Arrow" draw:marker-end-width="0.3cm" draw:fill="none" draw:fill-color="#ffff99" draw:textarea-vertical-align="middle"/>
    </style:style>
    <style:style style:name="gr9" style:family="graphic" style:parent-style-name="standard">
      <style:graphic-properties svg:stroke-color="#6666ff" draw:fill="solid" draw:fill-color="#ffffff" draw:textarea-horizontal-align="justify" draw:textarea-vertical-align="middle" draw:auto-grow-height="false" fo:min-height="2.151cm" fo:min-width="5.445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svg:stroke-color="#6666ff" draw:fill="solid" draw:fill-color="#ffffff" draw:textarea-horizontal-align="justify" draw:textarea-vertical-align="middle" draw:auto-grow-height="false" fo:min-height="1.25cm" fo:min-width="8.3cm"/>
    </style:style>
    <style:style style:name="gr12" style:family="graphic" style:parent-style-name="standard">
      <style:graphic-properties svg:stroke-color="#6666ff" draw:fill="solid" draw:fill-color="#ffffff" draw:textarea-horizontal-align="justify" draw:textarea-vertical-align="middle" draw:auto-grow-height="false" fo:min-height="7.24cm" fo:min-width="9.29cm"/>
    </style:style>
    <style:style style:name="gr13" style:family="graphic" style:parent-style-name="standard">
      <style:graphic-properties draw:fill="solid" draw:fill-color="#ffff99" draw:textarea-horizontal-align="justify" draw:textarea-vertical-align="middle" draw:auto-grow-height="false" fo:min-height="4.082cm" fo:min-width="8.532cm"/>
    </style:style>
    <style:style style:name="gr14" style:family="graphic" style:parent-style-name="standard">
      <style:graphic-properties svg:stroke-color="#666666" draw:fill="solid" draw:fill-color="#6666ff" draw:textarea-horizontal-align="justify" draw:textarea-vertical-align="middle" draw:auto-grow-height="false" fo:min-height="1.646cm" fo:min-width="7.496cm"/>
    </style:style>
    <style:style style:name="P1" style:family="paragraph">
      <style:paragraph-properties fo:text-align="center"/>
    </style:style>
    <style:style style:name="P2" style:family="paragraph">
      <style:paragraph-properties fo:text-align="center"/>
      <style:text-properties fo:color="#ffffff" fo:font-weight="normal" style:font-weight-asian="normal" style:font-weight-complex="normal"/>
    </style:style>
    <style:style style:name="P3" style:family="paragraph">
      <style:paragraph-properties fo:text-align="start"/>
    </style:style>
    <style:style style:name="P4" style:family="paragraph">
      <style:paragraph-properties fo:text-align="start"/>
      <style:text-properties fo:color="#ffffff" fo:font-weight="normal" style:font-weight-asian="normal" style:font-weight-complex="normal"/>
    </style:style>
    <style:style style:name="P5" style:family="paragraph">
      <style:paragraph-properties fo:text-align="center"/>
      <style:text-properties fo:color="#000000" fo:font-weight="bold" style:font-weight-asian="bold" style:font-weight-complex="bold"/>
    </style:style>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color="#ffffff" fo:font-weight="normal" style:font-weight-asian="normal" style:font-weight-complex="normal"/>
    </style:style>
    <style:style style:name="T4" style:family="text">
      <style:text-properties fo:color="#ffffff"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g xml:id="id13" draw:id="id13">
          <draw:custom-shape draw:style-name="gr1" draw:text-style-name="P2" draw:layer="layout" svg:width="10.2cm" svg:height="8cm" svg:x="8.3cm" svg:y="50.7cm">
            <text:p text:style-name="P1"><text:span text:style-name="T1"/></text:p>
            <text:p text:style-name="P1"><text:span text:style-name="T1">Morrigan</text:span></text:p>
            <text:p text:style-name="P1"><text:span text:style-name="T2">Kubernetes Master</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5cm" svg:height="5.7cm" svg:x="8.65cm" svg:y="52.7cm">
            <text:p text:style-name="P1"/>
            <text:p text:style-name="P1"/>
            <text:p text:style-name="P1"/>
            <text:p text:style-name="P1"/>
            <text:p text:style-name="P1"/>
            <text:p text:style-name="P1">PCS (Pacemaker/CoroSync)</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8.2cm" svg:height="3.1cm" svg:x="9.3cm" svg:y="54.8cm">
            <text:p text:style-name="P3"><text:span text:style-name="T4">- etcd</text:span></text:p>
            <text:p text:style-name="P3"><text:span text:style-name="T4">- kube-apiserver</text:span></text:p>
            <text:p text:style-name="P3"><text:span text:style-name="T4">- kube-scheduler</text:span></text:p>
            <text:p text:style-name="P3"><text:span text:style-name="T4">- kube-controller-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xml:id="id14" draw:id="id14" draw:layer="layout" svg:width="10.2cm" svg:height="8cm" svg:x="25.8cm" svg:y="50.7cm">
          <text:p text:style-name="P1"><text:span text:style-name="T1"/></text:p>
          <text:p text:style-name="P1"><text:span text:style-name="T1">Balar</text:span></text:p>
          <text:p text:style-name="P1"><text:span text:style-name="T2">Kubernetes Master</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5cm" svg:height="5.7cm" svg:x="26.2cm" svg:y="52.6cm">
          <text:p text:style-name="P1"/>
          <text:p text:style-name="P1"/>
          <text:p text:style-name="P1"/>
          <text:p text:style-name="P1"/>
          <text:p text:style-name="P1"/>
          <text:p text:style-name="P1">PCS (Pacemaker/CoroSync)</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8.2cm" svg:height="3.1cm" svg:x="26.85cm" svg:y="54.8cm">
          <text:p text:style-name="P3"><text:span text:style-name="T4">- etcd</text:span></text:p>
          <text:p text:style-name="P3"><text:span text:style-name="T4">- kube-apiserver</text:span></text:p>
          <text:p text:style-name="P3"><text:span text:style-name="T4">- kube-scheduler</text:span></text:p>
          <text:p text:style-name="P3"><text:span text:style-name="T4">- kube-controller-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0" draw:id="id10">
          <draw:custom-shape draw:style-name="gr4" draw:text-style-name="P2" draw:layer="layout" svg:width="10.2cm" svg:height="5.5cm" svg:x="8.9cm" svg:y="22.1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Artio</text:span></text:p>
            <text:p text:style-name="P1"><text:span text:style-name="T2">Kubernetes Minion </text:span><text:span text:style-name="T3">1</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8.2cm" svg:height="3.1cm" svg:x="9.9cm" svg:y="24cm">
            <text:p text:style-name="P3"><text:span text:style-name="T4">- flannel</text:span></text:p>
            <text:p text:style-name="P3"><text:span text:style-name="T4">- kube-proxy</text:span></text:p>
            <text:p text:style-name="P3"><text:span text:style-name="T4">- kubelet</text:span></text:p>
            <text:p text:style-name="P3"><text:span text:style-name="T4">- 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12" draw:id="id12">
          <draw:custom-shape draw:style-name="gr4" draw:text-style-name="P2" draw:layer="layout" svg:width="10.2cm" svg:height="5.5cm" svg:x="23.7cm" svg:y="22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Esus</text:span></text:p>
            <text:p text:style-name="P1"><text:span text:style-name="T2">Kubernetes Minion</text:span><text:span text:style-name="T3"> 1</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8.2cm" svg:height="3.1cm" svg:x="24.7cm" svg:y="23.9cm">
            <text:p text:style-name="P3"><text:span text:style-name="T4">- flannel</text:span></text:p>
            <text:p text:style-name="P3"><text:span text:style-name="T4">- kube-proxy</text:span></text:p>
            <text:p text:style-name="P3"><text:span text:style-name="T4">- kubelet</text:span></text:p>
            <text:p text:style-name="P3"><text:span text:style-name="T4">- 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5" xml:id="id11" draw:id="id11" draw:layer="layout" svg:width="9.1cm" svg:height="4.6cm" svg:x="17.2cm" svg:y="45.5cm">
          <text:p text:style-name="P1"><text:span text:style-name="T1">Cluster IP / PCS</text:span></text:p>
          <text:p text:style-name="P1"><text:span text:style-name="T2">Balanceador de carg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xml:id="id15" draw:id="id15" draw:layer="layout" svg:width="6.5cm" svg:height="1.7cm" svg:x="18.5cm" svg:y="41.6cm">
          <text:p text:style-name="P1">Kubectl, clients, etc.</text:p>
          <draw:enhanced-geometry svg:viewBox="0 0 21600 21600" draw:type="rectangle" draw:enhanced-path="M 0 0 L 21600 0 21600 21600 0 21600 0 0 Z N"/>
        </draw:custom-shape>
        <draw:g xml:id="id17" draw:id="id17">
          <draw:custom-shape draw:style-name="gr4" draw:text-style-name="P2" draw:layer="layout" svg:width="10.2cm" svg:height="5.5cm" svg:x="8.9cm" svg:y="33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Angus</text:span></text:p>
            <text:p text:style-name="P1"><text:span text:style-name="T5">GlusterFS</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2" draw:id="id2" draw:layer="layout" svg:width="8.2cm" svg:height="3.1cm" svg:x="9.9cm" svg:y="34.9cm">
            <text:p text:style-name="P3"><text:span text:style-name="T4">- glusterd</text:span></text:p>
            <text:p text:style-name="P3"><text:span text:style-name="T4">- glusterfs</text:span></text:p>
            <text:p text:style-name="P3"><text:span text:style-name="T4">- glusterf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1" draw:id="id1" draw:layer="layout" svg:width="5.45cm" svg:height="4cm" svg:x="11.275cm" svg:y="39.9cm">
            <text:p text:style-name="P1">/dev/vdb 10G</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 draw:layer="layout" draw:type="line" svg:x1="14cm" svg:y1="39.9cm" svg:x2="14cm" svg:y2="38cm" draw:start-shape="id1" draw:start-glue-point="5" draw:end-shape="id2" draw:end-glue-point="2" svg:d="M14000 39900v-1900" svg:viewBox="0 0 1 1901">
            <text:p/>
          </draw:connector>
        </draw:g>
        <draw:g xml:id="id16" draw:id="id16">
          <draw:custom-shape draw:style-name="gr4" draw:text-style-name="P2" draw:layer="layout" svg:width="10.2cm" svg:height="5.5cm" svg:x="23.7cm" svg:y="33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Dagda</text:span></text:p>
            <text:p text:style-name="P1"><text:span text:style-name="T5">GlusterFS</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4" draw:id="id4" draw:layer="layout" svg:width="8.2cm" svg:height="3.1cm" svg:x="24.7cm" svg:y="34.9cm">
            <text:p text:style-name="P3"><text:span text:style-name="T4">- glusterd</text:span></text:p>
            <text:p text:style-name="P3"><text:span text:style-name="T4">- glusterfs</text:span></text:p>
            <text:p text:style-name="P3"><text:span text:style-name="T4">- glusterf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3" draw:id="id3" draw:layer="layout" svg:width="5.45cm" svg:height="4cm" svg:x="26.075cm" svg:y="39.9cm">
            <text:p text:style-name="P1">/dev/vdb 10G</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 draw:layer="layout" draw:type="line" svg:x1="28.8cm" svg:y1="39.9cm" svg:x2="28.8cm" svg:y2="38cm" draw:start-shape="id3" draw:start-glue-point="5" draw:end-shape="id4" draw:end-glue-point="2" svg:d="M28800 39900v-1900" svg:viewBox="0 0 1 1901">
            <text:p/>
          </draw:connector>
        </draw:g>
        <draw:custom-shape draw:style-name="gr9" draw:text-style-name="P5" xml:id="id5" draw:id="id5" draw:layer="layout" svg:width="9.1cm" svg:height="3.7cm" svg:x="16.9cm" svg:y="3.6cm">
          <text:p text:style-name="P1"><text:span text:style-name="T1">Cluster IP </text:span></text:p>
          <text:p text:style-name="P1"><text:span text:style-name="T2">Balanceador de carg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21.45cm" svg:y1="7.3cm" svg:x2="28.8cm" svg:y2="9cm" draw:start-shape="id5" draw:start-glue-point="2" draw:end-shape="id6" draw:end-glue-point="0" svg:d="M21450 7300v851h7350v849" svg:viewBox="0 0 7351 1701">
          <text:p/>
        </draw:connector>
        <draw:custom-shape draw:style-name="gr11" draw:text-style-name="P1" xml:id="id7" draw:id="id7" draw:layer="layout" svg:width="8.8cm" svg:height="1.5cm" svg:x="17.069cm" svg:y="1.008cm">
          <text:p text:style-name="P1">Clientes Servicios</text:p>
          <draw:enhanced-geometry svg:viewBox="0 0 21600 21600" draw:type="rectangle" draw:enhanced-path="M 0 0 L 21600 0 21600 21600 0 21600 0 0 Z N"/>
        </draw:custom-shape>
        <draw:connector draw:style-name="gr10" draw:text-style-name="P1" draw:layer="layout" draw:type="curve" svg:x1="21.469cm" svg:y1="2.508cm" svg:x2="21.45cm" svg:y2="3.6cm" draw:start-shape="id7" draw:start-glue-point="2" draw:end-shape="id5" draw:end-glue-point="0" svg:d="M21469 2508c0 819-19 273-19 1092" svg:viewBox="0 0 20 1093">
          <text:p/>
        </draw:connector>
        <draw:g xml:id="id18" draw:id="id18">
          <draw:custom-shape draw:style-name="gr12" draw:text-style-name="P2" xml:id="id6" draw:id="id6" draw:layer="layout" svg:width="10.6cm" svg:height="8.3cm" svg:x="23.5cm" svg:y="9cm">
            <text:p text:style-name="P1"><text:span text:style-name="T1"/></text:p>
            <text:p text:style-name="P1"><text:span text:style-name="T1">Belenus</text:span></text:p>
            <text:p text:style-name="P1"><text:span text:style-name="T5">HAProxy</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 draw:layer="layout" svg:width="9.5cm" svg:height="4.8cm" svg:x="24.1cm" svg:y="11.2cm">
              <text:p text:style-name="P1"/>
              <text:p text:style-name="P1"/>
              <text:p text:style-name="P1"/>
              <text:p text:style-name="P1"/>
              <text:p text:style-name="P1"/>
              <text:p text:style-name="P1">PCS (Pacemaker/CoroSync)</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8.2cm" svg:height="2.1cm" svg:x="24.8cm" svg:y="12.9cm">
              <text:p text:style-name="P3"><text:span text:style-name="T4">- haproxy</text:span></text:p>
              <text:p text:style-name="P3"><text:span text:style-name="T4">- hap_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xml:id="id9" draw:id="id9">
          <draw:custom-shape draw:style-name="gr12" draw:text-style-name="P2" draw:layer="layout" svg:width="10.6cm" svg:height="8.3cm" svg:x="8.7cm" svg:y="9cm">
            <text:p text:style-name="P1"><text:span text:style-name="T1"/></text:p>
            <text:p text:style-name="P1"><text:span text:style-name="T1">Tanaris</text:span></text:p>
            <text:p text:style-name="P1"><text:span text:style-name="T5">HAProxy</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 draw:layer="layout" svg:width="9.5cm" svg:height="4.8cm" svg:x="9.3cm" svg:y="11.2cm">
              <text:p text:style-name="P1"/>
              <text:p text:style-name="P1"/>
              <text:p text:style-name="P1"/>
              <text:p text:style-name="P1"/>
              <text:p text:style-name="P1"/>
              <text:p text:style-name="P1">PCS (Pacemaker/CoroSync)</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8.2cm" svg:height="2.1cm" svg:x="10cm" svg:y="12.9cm">
              <text:p text:style-name="P3"><text:span text:style-name="T4">- haproxy</text:span></text:p>
              <text:p text:style-name="P3"><text:span text:style-name="T4">- hap_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onnector draw:style-name="gr10" draw:text-style-name="P1" xml:id="id8" draw:id="id8" draw:layer="layout" svg:x1="21.45cm" svg:y1="7.3cm" svg:x2="21.45cm" svg:y2="7.3cm" draw:start-shape="id5" draw:start-glue-point="2" draw:end-shape="id5" draw:end-glue-point="2" svg:d="M21450 7300z" svg:viewBox="0 0 1 1">
          <text:p/>
        </draw:connector>
        <draw:connector draw:style-name="gr10" draw:text-style-name="P1" draw:layer="layout" svg:x1="21.45cm" svg:y1="7.3cm" svg:x2="14cm" svg:y2="9cm" draw:start-shape="id8" draw:start-glue-point="0" draw:end-shape="id9" draw:end-glue-point="0" svg:d="M21450 7300v850h-7450v850" svg:viewBox="0 0 7451 1701">
          <text:p/>
        </draw:connector>
        <draw:connector draw:style-name="gr10" draw:text-style-name="P1" draw:layer="layout" draw:line-skew="-1.999cm" svg:x1="8.9cm" svg:y1="24.85cm" svg:x2="17.2cm" svg:y2="47.8cm" draw:start-shape="id10" draw:start-glue-point="3" draw:end-shape="id11" draw:end-glue-point="3" svg:d="M8900 24850h-2500v22950h10800" svg:viewBox="0 0 10801 22951">
          <text:p/>
        </draw:connector>
        <draw:connector draw:style-name="gr10" draw:text-style-name="P1" draw:layer="layout" draw:line-skew="2.598cm" svg:x1="33.9cm" svg:y1="24.75cm" svg:x2="26.3cm" svg:y2="47.8cm" draw:start-shape="id12" draw:start-glue-point="1" draw:end-shape="id11" draw:end-glue-point="1" svg:d="M33900 24750h3100v23050h-10700" svg:viewBox="0 0 10701 23051">
          <text:p/>
        </draw:connector>
        <draw:connector draw:style-name="gr10" draw:text-style-name="P1" draw:layer="layout" svg:x1="18.5cm" svg:y1="54.7cm" svg:x2="21.75cm" svg:y2="50.1cm" draw:start-shape="id13" draw:start-glue-point="1" draw:end-shape="id11" draw:end-glue-point="2" svg:d="M18500 54700h3250v-4600" svg:viewBox="0 0 3251 4601">
          <text:p/>
        </draw:connector>
        <draw:connector draw:style-name="gr10" draw:text-style-name="P1" draw:layer="layout" svg:x1="25.8cm" svg:y1="54.7cm" svg:x2="21.75cm" svg:y2="50.1cm" draw:start-shape="id14" draw:start-glue-point="3" draw:end-shape="id11" draw:end-glue-point="2" svg:d="M25800 54700h-4050v-4600" svg:viewBox="0 0 4051 4601">
          <text:p/>
        </draw:connector>
        <draw:connector draw:style-name="gr10" draw:text-style-name="P1" draw:layer="layout" svg:x1="21.75cm" svg:y1="43.3cm" svg:x2="21.75cm" svg:y2="45.5cm" draw:start-shape="id15" draw:start-glue-point="2" draw:end-shape="id11" svg:d="M21750 43300v2200" svg:viewBox="0 0 1 2201">
          <text:p/>
        </draw:connector>
        <draw:connector draw:style-name="gr10" draw:text-style-name="P1" draw:layer="layout" draw:type="line" svg:x1="14cm" svg:y1="27.6cm" svg:x2="28.8cm" svg:y2="33cm" draw:start-shape="id10" draw:start-glue-point="2" draw:end-shape="id16" draw:end-glue-point="0" svg:d="M14000 27600l14800 5400" svg:viewBox="0 0 14801 5401">
          <text:p/>
        </draw:connector>
        <draw:connector draw:style-name="gr10" draw:text-style-name="P1" draw:layer="layout" draw:type="line" svg:x1="28.8cm" svg:y1="27.5cm" svg:x2="14cm" svg:y2="33cm" draw:start-shape="id12" draw:start-glue-point="2" draw:end-shape="id17" draw:end-glue-point="0" svg:d="M28800 27500l-14800 5500" svg:viewBox="0 0 14801 5501">
          <text:p/>
        </draw:connector>
        <draw:connector draw:style-name="gr10" draw:text-style-name="P1" draw:layer="layout" draw:type="line" svg:x1="14cm" svg:y1="27.6cm" svg:x2="14cm" svg:y2="33cm" draw:start-shape="id10" draw:start-glue-point="2" draw:end-shape="id17" draw:end-glue-point="0" svg:d="M14000 27600v5400" svg:viewBox="0 0 1 5401">
          <text:p/>
        </draw:connector>
        <draw:connector draw:style-name="gr10" draw:text-style-name="P1" draw:layer="layout" draw:type="line" svg:x1="28.8cm" svg:y1="27.5cm" svg:x2="28.8cm" svg:y2="33cm" draw:start-shape="id12" draw:start-glue-point="2" draw:end-shape="id16" draw:end-glue-point="0" svg:d="M28800 27500v5500" svg:viewBox="0 0 1 5501">
          <text:p/>
        </draw:connector>
        <draw:connector draw:style-name="gr10" draw:text-style-name="P1" draw:layer="layout" draw:type="line" svg:x1="14cm" svg:y1="17.3cm" svg:x2="14cm" svg:y2="22.1cm" draw:start-shape="id9" draw:end-shape="id10" draw:end-glue-point="0" svg:d="M14000 17300v4800" svg:viewBox="0 0 1 4801">
          <text:p/>
        </draw:connector>
        <draw:connector draw:style-name="gr10" draw:text-style-name="P1" draw:layer="layout" draw:type="line" svg:x1="14cm" svg:y1="17.3cm" svg:x2="28.8cm" svg:y2="22cm" draw:start-shape="id9" draw:start-glue-point="2" draw:end-shape="id12" draw:end-glue-point="0" svg:d="M14000 17300l14800 4700" svg:viewBox="0 0 14801 4701">
          <text:p/>
        </draw:connector>
        <draw:connector draw:style-name="gr10" draw:text-style-name="P1" draw:layer="layout" draw:type="line" svg:x1="28.8cm" svg:y1="17.3cm" svg:x2="28.8cm" svg:y2="22cm" draw:start-shape="id18" draw:start-glue-point="2" draw:end-shape="id12" draw:end-glue-point="0" svg:d="M28800 17300v4700" svg:viewBox="0 0 1 4701">
          <text:p/>
        </draw:connector>
        <draw:connector draw:style-name="gr10" draw:text-style-name="P1" draw:layer="layout" draw:type="line" svg:x1="28.8cm" svg:y1="17.3cm" svg:x2="14cm" svg:y2="22.1cm" draw:start-shape="id18" draw:start-glue-point="2" draw:end-shape="id10" draw:end-glue-point="0" svg:d="M28800 17300l-14800 4800" svg:viewBox="0 0 14801 48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errot </meta:initial-creator>
    <meta:creation-date>2016-05-04T11:56:15.429345408</meta:creation-date>
    <dc:date>2016-06-08T11:32:31.517519230</dc:date>
    <dc:creator>xerrot </dc:creator>
    <meta:editing-duration>PT48M33S</meta:editing-duration>
    <meta:editing-cycles>14</meta:editing-cycles>
    <meta:generator>LibreOffice/4.3.3.2$Linux_X86_64 LibreOffice_project/430m0$Build-2</meta:generator>
    <meta:document-statistic meta:object-count="54"/>
  </office:meta>
</office:document-meta>
</file>